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0f7f2" officeooo:paragraph-rsid="0000f7f2"/>
    </style:style>
    <style:style style:name="P2" style:family="paragraph" style:parent-style-name="Standard">
      <style:paragraph-properties fo:text-align="justify" style:justify-single-word="false"/>
      <style:text-properties officeooo:rsid="0000f7f2" officeooo:paragraph-rsid="0000f7f2"/>
    </style:style>
    <style:style style:name="P3" style:family="paragraph" style:parent-style-name="Standard">
      <style:paragraph-properties fo:text-align="justify" style:justify-single-word="false"/>
      <style:text-properties officeooo:rsid="0003a30f" officeooo:paragraph-rsid="0003a30f"/>
    </style:style>
    <style:style style:name="P4" style:family="paragraph" style:parent-style-name="Standard">
      <style:paragraph-properties fo:text-align="justify" style:justify-single-word="false"/>
      <style:text-properties officeooo:rsid="00058b99" officeooo:paragraph-rsid="00058b99"/>
    </style:style>
    <style:style style:name="P5" style:family="paragraph" style:parent-style-name="Standard">
      <style:paragraph-properties fo:text-align="justify" style:justify-single-word="false"/>
      <style:text-properties officeooo:paragraph-rsid="000ac257"/>
    </style:style>
    <style:style style:name="P6" style:family="paragraph" style:parent-style-name="Standard">
      <style:paragraph-properties fo:text-align="justify" style:justify-single-word="false"/>
      <style:text-properties officeooo:paragraph-rsid="001a3a89"/>
    </style:style>
    <style:style style:name="P7" style:family="paragraph" style:parent-style-name="Standard">
      <style:paragraph-properties fo:text-align="justify" style:justify-single-word="false"/>
      <style:text-properties officeooo:paragraph-rsid="001a77f5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058b99" officeooo:paragraph-rsid="00058b99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07962f" officeooo:paragraph-rsid="0007962f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095fc7" officeooo:paragraph-rsid="00095fc7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0c449e" officeooo:paragraph-rsid="000c449e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0e3a9f" officeooo:paragraph-rsid="000e3a9f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1a77f5" officeooo:paragraph-rsid="001a77f5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bold" officeooo:rsid="001ac8c0" officeooo:paragraph-rsid="001ac8c0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00f7f2" officeooo:paragraph-rsid="0000f7f2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03a30f" officeooo:paragraph-rsid="0003a30f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06ac2f" officeooo:paragraph-rsid="0006ac2f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0c449e" officeooo:paragraph-rsid="000c449e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weight="normal" officeooo:rsid="00095fc7" officeooo:paragraph-rsid="00095fc7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weight="normal" officeooo:rsid="0015a79b" officeooo:paragraph-rsid="0019b4c8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weight="normal" officeooo:rsid="0015a79b" officeooo:paragraph-rsid="001a3a89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officeooo:rsid="001175b2" officeooo:paragraph-rsid="001175b2"/>
    </style:style>
    <style:style style:name="P23" style:family="paragraph" style:parent-style-name="Standard">
      <style:paragraph-properties fo:text-align="justify" style:justify-single-word="false"/>
      <style:text-properties officeooo:rsid="0011ea29" officeooo:paragraph-rsid="001a77f5"/>
    </style:style>
    <style:style style:name="P24" style:family="paragraph" style:parent-style-name="Standard">
      <style:paragraph-properties fo:text-align="justify" style:justify-single-word="false"/>
      <style:text-properties officeooo:rsid="0015a79b" officeooo:paragraph-rsid="0015a79b"/>
    </style:style>
    <style:style style:name="P25" style:family="paragraph" style:parent-style-name="Standard">
      <style:paragraph-properties fo:text-align="justify" style:justify-single-word="false"/>
      <style:text-properties officeooo:rsid="00175cdf" officeooo:paragraph-rsid="00175cdf"/>
    </style:style>
    <style:style style:name="P26" style:family="paragraph" style:parent-style-name="Standard">
      <style:paragraph-properties fo:text-align="justify" style:justify-single-word="false"/>
      <style:text-properties officeooo:rsid="00058b99" officeooo:paragraph-rsid="00058b99"/>
    </style:style>
    <style:style style:name="P27" style:family="paragraph" style:parent-style-name="Standard">
      <style:paragraph-properties fo:text-align="justify" style:justify-single-word="false"/>
      <style:text-properties fo:font-weight="bold" officeooo:rsid="00095fc7" officeooo:paragraph-rsid="00095fc7" style:font-weight-asian="bold" style:font-weight-complex="bold"/>
    </style:style>
    <style:style style:name="P28" style:family="paragraph" style:parent-style-name="Standard">
      <style:paragraph-properties fo:text-align="justify" style:justify-single-word="false"/>
      <style:text-properties fo:color="#c9211e" loext:opacity="100%" fo:font-weight="bold" officeooo:rsid="001fa2ae" officeooo:paragraph-rsid="001fa2ae" style:font-weight-asian="bold" style:font-weight-complex="bold"/>
    </style:style>
    <style:style style:name="P29" style:family="paragraph" style:parent-style-name="Standard">
      <style:paragraph-properties fo:text-align="justify" style:justify-single-word="false"/>
      <style:text-properties fo:color="#c9211e" loext:opacity="100%" fo:font-weight="bold" officeooo:rsid="00202842" officeooo:paragraph-rsid="00202842" style:font-weight-asian="bold" style:font-weight-complex="bold"/>
    </style:style>
    <style:style style:name="P30" style:family="paragraph" style:parent-style-name="Standard">
      <style:paragraph-properties fo:text-align="justify" style:justify-single-word="false"/>
      <style:text-properties fo:color="#c9211e" loext:opacity="100%" fo:font-weight="bold" officeooo:rsid="0020cc1d" officeooo:paragraph-rsid="0020cc1d" style:font-weight-asian="bold" style:font-weight-complex="bold"/>
    </style:style>
    <style:style style:name="P31" style:family="paragraph" style:parent-style-name="Standard">
      <style:paragraph-properties fo:text-align="justify" style:justify-single-word="false"/>
      <style:text-properties fo:color="#c9211e" loext:opacity="100%" fo:font-weight="bold" officeooo:rsid="001e2f87" officeooo:paragraph-rsid="001e2f87" style:font-weight-asian="bold" style:font-weight-complex="bold"/>
    </style:style>
    <style:style style:name="P32" style:family="paragraph" style:parent-style-name="Standard">
      <style:paragraph-properties fo:text-align="justify" style:justify-single-word="false"/>
      <style:text-properties fo:color="#c9211e" loext:opacity="100%" officeooo:rsid="001e2f87" officeooo:paragraph-rsid="001e2f87"/>
    </style:style>
    <style:style style:name="P33" style:family="paragraph" style:parent-style-name="Standard">
      <style:paragraph-properties fo:text-align="justify" style:justify-single-word="false"/>
      <style:text-properties fo:color="#c9211e" loext:opacity="100%" officeooo:rsid="00058b99" officeooo:paragraph-rsid="00058b99"/>
    </style:style>
    <style:style style:name="P34" style:family="paragraph" style:parent-style-name="Standard">
      <style:paragraph-properties fo:text-align="justify" style:justify-single-word="false"/>
      <style:text-properties fo:color="#c9211e" loext:opacity="100%" fo:font-style="italic" officeooo:rsid="001e2f87" officeooo:paragraph-rsid="001e2f87" style:font-style-asian="italic" style:font-style-complex="italic"/>
    </style:style>
    <style:style style:name="P35" style:family="paragraph" style:parent-style-name="Standard">
      <style:paragraph-properties fo:text-align="justify" style:justify-single-word="false"/>
      <style:text-properties fo:color="#c9211e" loext:opacity="100%" fo:font-style="italic" fo:font-weight="normal" officeooo:rsid="001fa2ae" officeooo:paragraph-rsid="001fa2ae" style:font-style-asian="italic" style:font-weight-asian="normal" style:font-style-complex="italic" style:font-weight-complex="normal"/>
    </style:style>
    <style:style style:name="P36" style:family="paragraph" style:parent-style-name="Standard">
      <style:paragraph-properties fo:text-align="justify" style:justify-single-word="false"/>
      <style:text-properties officeooo:rsid="0003a30f" officeooo:paragraph-rsid="0003a30f"/>
    </style:style>
    <style:style style:name="T1" style:family="text">
      <style:text-properties officeooo:rsid="00058b99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e3a9f" style:font-weight-asian="normal" style:font-weight-complex="normal"/>
    </style:style>
    <style:style style:name="T4" style:family="text">
      <style:text-properties fo:font-weight="normal" officeooo:rsid="0011ea29" style:font-weight-asian="normal" style:font-weight-complex="normal"/>
    </style:style>
    <style:style style:name="T5" style:family="text">
      <style:text-properties fo:font-weight="normal" officeooo:rsid="0013ae1f" style:font-weight-asian="normal" style:font-weight-complex="normal"/>
    </style:style>
    <style:style style:name="T6" style:family="text">
      <style:text-properties fo:font-weight="normal" officeooo:rsid="0015a79b" style:font-weight-asian="normal" style:font-weight-complex="normal"/>
    </style:style>
    <style:style style:name="T7" style:family="text">
      <style:text-properties fo:font-weight="normal" officeooo:rsid="00187e7b" style:font-weight-asian="normal" style:font-weight-complex="normal"/>
    </style:style>
    <style:style style:name="T8" style:family="text">
      <style:text-properties fo:font-weight="normal" officeooo:rsid="001a77f5" style:font-weight-asian="normal" style:font-weight-complex="normal"/>
    </style:style>
    <style:style style:name="T9" style:family="text">
      <style:text-properties officeooo:rsid="000f97e5"/>
    </style:style>
    <style:style style:name="T10" style:family="text">
      <style:text-properties officeooo:rsid="001175b2"/>
    </style:style>
    <style:style style:name="T11" style:family="text">
      <style:text-properties officeooo:rsid="0011ea29"/>
    </style:style>
    <style:style style:name="T12" style:family="text">
      <style:text-properties officeooo:rsid="0015a79b"/>
    </style:style>
    <style:style style:name="T13" style:family="text">
      <style:text-properties fo:font-weight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187e7b"/>
    </style:style>
    <style:style style:name="T16" style:family="text">
      <style:text-properties officeooo:rsid="0021f34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ce 2</text:p>
      <text:p text:style-name="P1"/>
      <text:p text:style-name="P1"/>
      <text:p text:style-name="P15">Exercice 2.1 : <text:span text:style-name="T16">(ok)</text:span></text:p>
      <text:p text:style-name="P2"/>
      <text:p text:style-name="P22">231</text:p>
      <text:p text:style-name="P3">462</text:p>
      <text:p text:style-name="P3"/>
      <text:p text:style-name="P16">Exercice 2.2 :</text:p>
      <text:p text:style-name="P4"/>
      <text:p text:style-name="P25">variables val, double en numériques</text:p>
      <text:p text:style-name="P8">Début</text:p>
      <text:p text:style-name="P5"><text:span text:style-name="T1">Val ← Lire </text:span>"<text:span text:style-name="T1">Ecrire un nombre</text:span>"</text:p>
      <text:p text:style-name="P4">Double ← val * 2</text:p>
      <text:p text:style-name="P4">Ecrire Double</text:p>
      <text:p text:style-name="P8">Fin</text:p>
      <text:p text:style-name="P4"/>
      <text:p text:style-name="P34">Corrigé :</text:p>
      <text:p text:style-name="P32"><text:span text:style-name="T13">Variables </text:span><text:span text:style-name="T2">nb, carr </text:span><text:span text:style-name="T14">en Entier</text:span></text:p>
      <text:p text:style-name="P31">Début</text:p>
      <text:p text:style-name="P31">Ecrire "<text:span text:style-name="T2">Entrez un nombre :"</text:span></text:p>
      <text:p text:style-name="P31">Lire<text:span text:style-name="T2"> nb</text:span></text:p>
      <text:p text:style-name="P31"><text:span text:style-name="T2">carr ← nb * nb</text:span></text:p>
      <text:p text:style-name="P31">Ecrire <text:span text:style-name="T2">"Son carré est : ", carr</text:span></text:p>
      <text:p text:style-name="P31">Fin</text:p>
      <text:p text:style-name="P33"/>
      <text:p text:style-name="P17">Exercice 2.3 :</text:p>
      <text:p text:style-name="P17"/>
      <text:p text:style-name="P24"><text:span text:style-name="T14">variables </text:span>prix_ht, nb_articles, tva, prix_total_ttc</text:p>
      <text:p text:style-name="P9">Début</text:p>
      <text:p text:style-name="P20">Ecrire "Mettez le prix HT"</text:p>
      <text:p text:style-name="P21"><text:span text:style-name="T15">prix_ht ← </text:span>Lire prix_ht</text:p>
      <text:p text:style-name="P20">Ecrire "Mettez votre nombre d’articles"</text:p>
      <text:p text:style-name="P21"><text:span text:style-name="T15">nb_articles ← </text:span>Lire <text:s/>nb_articles</text:p>
      <text:p text:style-name="P20">Ecrire "Mettez la TVA"</text:p>
      <text:p text:style-name="P6"><text:span text:style-name="T7">tva ← </text:span><text:span text:style-name="T6">Lire tva</text:span></text:p>
      <text:p text:style-name="P19"><text:span text:style-name="T12">p</text:span>rix_total_<text:span text:style-name="T12">ttc</text:span> ← Prix HT *<text:span text:style-name="T12"> </text:span><text:span text:style-name="T10">TVA</text:span></text:p>
      <text:p text:style-name="P19"><text:span text:style-name="T12">Lire</text:span> <text:span text:style-name="T12">p</text:span>rix_total_<text:span text:style-name="T9">TTC</text:span></text:p>
      <text:p text:style-name="P10">Fin</text:p>
      <text:p text:style-name="P10"/>
      <text:p text:style-name="P35">Corrigé :</text:p>
      <text:p text:style-name="P28">Variables <text:span text:style-name="T2">nb, pht, ttva, pttc </text:span>en Numérique</text:p>
      <text:p text:style-name="P28">Début</text:p>
      <text:p text:style-name="P28">Ecrire <text:span text:style-name="T2">"Entrez le prix hors taxes :"</text:span></text:p>
      <text:p text:style-name="P28">Lire <text:span text:style-name="T2">pht</text:span></text:p>
      <text:p text:style-name="P28">Ecrire <text:span text:style-name="T2">"Entrez le nombre d’articles :"</text:span></text:p>
      <text:p text:style-name="P28">Lire<text:span text:style-name="T2"> nb</text:span></text:p>
      <text:p text:style-name="P28">Ecrire <text:span text:style-name="T2">"Entrez le taux de TVA :"</text:span></text:p>
      <text:p text:style-name="P28">Lire <text:span text:style-name="T2">ttva</text:span></text:p>
      <text:p text:style-name="P29"><text:span text:style-name="T2">pttc ← nb * pht (1 + ttva)</text:span></text:p>
      <text:p text:style-name="P30">Ecrire <text:span text:style-name="T2">"Le prix toutes taxes est :", pttc</text:span></text:p>
      <text:p text:style-name="P30">Fin</text:p>
      <text:p text:style-name="P10"><text:soft-page-break/></text:p>
      <text:p text:style-name="P18">Exercice 2.4 :</text:p>
      <text:p text:style-name="P11"/>
      <text:p text:style-name="P13">variables <text:span text:style-name="T2">string[0], string [1], string[2], string[3]</text:span></text:p>
      <text:p text:style-name="P12">Début</text:p>
      <text:p text:style-name="P7"><text:span text:style-name="T3">String</text:span><text:span text:style-name="T4">[0]</text:span><text:span text:style-name="T3"> ← </text:span><text:span text:style-name="T2">"</text:span><text:span text:style-name="T5">Be</text:span><text:span text:style-name="T4">lle marquise"</text:span></text:p>
      <text:p text:style-name="P23"><text:span text:style-name="T3">String</text:span><text:span text:style-name="T2">[1] ← "vos beaux yeux "</text:span></text:p>
      <text:p text:style-name="P7"><text:span text:style-name="T3">String</text:span><text:span text:style-name="T4">[2] ← </text:span><text:span text:style-name="T8">"</text:span><text:span text:style-name="T4">me font mourir"</text:span></text:p>
      <text:p text:style-name="P7"><text:span text:style-name="T3">String</text:span><text:span text:style-name="T4">[3] ← "d’amour"</text:span></text:p>
      <text:p text:style-name="P14"><text:span text:style-name="T11">F</text:span>i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3T16:07:31.558349799</meta:creation-date>
    <dc:date>2024-03-14T13:29:47.534847069</dc:date>
    <meta:editing-duration>PT4H31M10S</meta:editing-duration>
    <meta:editing-cycles>28</meta:editing-cycles>
    <meta:generator>LibreOffice/7.3.7.2$Linux_X86_64 LibreOffice_project/30$Build-2</meta:generator>
    <meta:document-statistic meta:table-count="0" meta:image-count="0" meta:object-count="0" meta:page-count="2" meta:paragraph-count="51" meta:word-count="185" meta:character-count="987" meta:non-whitespace-character-count="852"/>
  </office:meta>
</office:document-meta>
</file>